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F000052A4000017051612D16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master-page-name="First_20_Page">
      <style:paragraph-properties style:page-number="auto"/>
    </style:style>
    <style:style style:name="P3" style:family="paragraph" style:parent-style-name="Standard">
      <style:paragraph-properties fo:margin-top="0cm" fo:margin-bottom="0.282cm" fo:line-height="108%"/>
    </style:style>
    <style:style style:name="P4" style:family="paragraph" style:parent-style-name="Standard" style:list-style-name="WWNum1">
      <style:paragraph-properties fo:margin-top="0cm" fo:margin-bottom="0.282cm" fo:line-height="108%"/>
    </style:style>
    <style:style style:name="P5" style:family="paragraph" style:parent-style-name="Standard">
      <style:paragraph-properties fo:break-before="page"/>
    </style:style>
    <style:style style:name="P6" style:family="paragraph" style:parent-style-name="Footer">
      <style:paragraph-properties fo:line-height="90%" fo:text-align="center" style:justify-single-word="false"/>
    </style:style>
    <style:style style:name="P7" style:family="paragraph" style:parent-style-name="Footer">
      <style:paragraph-properties fo:line-height="80%" fo:text-align="center" style:justify-single-word="false"/>
    </style:style>
    <style:style style:name="P8" style:family="paragraph">
      <style:paragraph-properties fo:text-align="center"/>
      <style:text-properties fo:font-size="18pt"/>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fo:font-size="12pt" style:font-size-asian="12pt" style:font-size-complex="12pt"/>
    </style:style>
    <style:style style:name="T4" style:family="text">
      <style:text-properties fo:font-size="12pt" fo:font-weight="bold" style:font-name-asian="Arial2" style:font-size-asian="12pt" style:font-weight-asian="bold" style:font-name-complex="Times New Roman" style:font-size-complex="12pt"/>
    </style:style>
    <style:style style:name="T5" style:family="text">
      <style:text-properties fo:font-size="12pt" style:font-name-asian="Arial2" style:font-size-asian="12pt" style:font-name-complex="Times New Roman" style:font-size-complex="12pt"/>
    </style:style>
    <style:style style:name="T6" style:family="text">
      <style:text-properties fo:font-size="12pt" style:font-name-asian="Arial2" style:font-size-asian="12pt" style:font-name-complex="Times New Roman" style:font-size-complex="12pt" text:display="none"/>
    </style:style>
    <style:style style:name="T7" style:family="text">
      <style:text-properties fo:font-size="12pt" fo:font-style="italic" style:font-name-asian="Arial2" style:font-size-asian="12pt" style:font-style-asian="italic" style:font-name-complex="Times New Roman" style:font-size-complex="12pt" style:font-style-complex="italic"/>
    </style:style>
    <style:style style:name="T8" style:family="text">
      <style:text-properties text:display="none"/>
    </style:style>
    <style:style style:name="T9" style:family="text">
      <style:text-properties fo:color="#5a1400" fo:font-size="12pt" style:text-underline-style="solid" style:text-underline-width="auto" style:text-underline-color="font-color" style:font-name-asian="Arial2" style:font-size-asian="12pt" style:font-name-complex="Times New Roman" style:font-size-complex="12pt"/>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8" draw:style-name="gr1" draw:text-style-name="P8" svg:width="4.299cm" svg:height="1.198cm" svg:x="0cm" svg:y="0cm">
        <draw:image xlink:href="Pictures/2000001F000052A4000017051612D16B.wmf" xlink:type="simple" xlink:show="embed" xlink:actuate="onLoad">
          <text:p/>
        </draw:image>
      </draw:frame>
      <draw:frame text:anchor-type="page" text:anchor-page-number="0" draw:z-index="3" draw:name="Picture 38" draw:style-name="gr1" draw:text-style-name="P8" svg:width="4.299cm" svg:height="1.198cm" svg:x="0cm" svg:y="0cm">
        <draw:image xlink:href="Pictures/2000001F000052A4000017051612D16B.wmf" xlink:type="simple" xlink:show="embed" xlink:actuate="onLoad">
          <text:p/>
        </draw:image>
      </draw:frame>
      <text:p text:style-name="P2"><text:span text:style-name="T1">Faglig dokumentation </text:span></text:p>
      <text:p text:style-name="Standard"><text:span text:style-name="T3">Kom godt igang</text:span></text:p>
      <text:p text:style-name="Standard">I en faglig <text:span text:style-name="T8">dokumentation</text:span> dokumentation kan du fx:</text:p>
      <text:list xml:id="list6570642657374488154" text:style-name="WWNum1">
        <text:list-item>
          <text:p text:style-name="P1">beskrive, hvad du har arbejdet med<text:bookmark text:name="_GoBack"/></text:p>
        </text:list-item>
        <text:list-item>
          <text:p text:style-name="P1">beskrive, hvad du har lært eller fundet ud af</text:p>
        </text:list-item>
        <text:list-item>
          <text:p text:style-name="P1">analysere, hvordan du er kommet frem til dine resultater</text:p>
        </text:list-item>
        <text:list-item>
          <text:p text:style-name="P1">evaluere din <text:span text:style-name="T8">arbejdsproces</text:span> arbejdsproces og dine resultater.</text:p>
        </text:list-item>
      </text:list>
      <text:p text:style-name="Standard">Når du skal dokumentere fagligt, skal du skrive korrekt og præcist, og du skal overveje, i hvilken rækkefølge dine <text:span text:style-name="T8">oplysninger</text:span> oplysninger skal komme.</text:p>
      <text:p text:style-name="Standard">Du kan <text:span text:style-name="T8">supplere</text:span> supplere dine tekster med billeder, videoer, skitser eller diagrammer. Du kan også lægge bilag ved din faglige <text:span text:style-name="T8">dokumentation</text:span> dokumentation, det kan fx være arbejdssedler eller egenkontrol.</text:p>
      <text:p text:style-name="Standard"/>
      <text:p text:style-name="Standard">Her vil vi vise dig, skabeloner til;</text:p>
      <text:p text:style-name="Standard">Rapport, logbog, notater, port folio, arbejdsplanlægning.</text:p>
      <text:p text:style-name="Standard"/>
      <text:p text:style-name="Standard">Under punktet faglig dokumentation vil du også finde noget omkring skrivestrategier </text:p>
      <text:p text:style-name="Standard"/>
      <text:p text:style-name="P5"/>
      <text:p text:style-name="P3"><text:span text:style-name="T4">Skrivestrategi</text:span></text:p>
      <text:p text:style-name="P3"><text:span text:style-name="T5">I skabelonen ”dette skema” kan du se et eksempel på en skrivestrategi. Det er en metode, der hjælper dig til at skrive tekster, så du har størst mulighed for at opnå det, der er formålet med, at du skriver.</text:span></text:p>
      <text:p text:style-name="P3"><text:span text:style-name="T5">I kolonnen yderst til højre ("Hvad skal du kunne? Hvad skal du huske?")</text:span><text:span text:style-name="T7"> </text:span><text:span text:style-name="T5">kan du se tips til, hvordan du skal skrive, alt efter hvem du skriver til, og hvilken slags tekst du skriver.</text:span></text:p>
      <text:p text:style-name="P3"><text:span text:style-name="T5">Hvordan kommer du i gang?</text:span></text:p>
      <text:p text:style-name="P3"><text:span text:style-name="T5">Hvis du har svært ved at få skrevet noget, kan det skyldes, at du synes, din tekst skal være perfekt, første gang du skriver. Eller at du har svært ved at komme i gang. Fidusen er, at det gælder om bare at få noget skrevet, næsten lige meget hvad! Der sker nemlig det, at mens du skriver, arbejder din hjerne, og så kommer ideerne til, hvad du skal skrive, eller hvordan du skal få det skrevet ned.</text:span></text:p>
      <text:p text:style-name="P3"><text:span text:style-name="T5">Det vigtige er altså at kaste sig ud i at skrive. Og husk, at du altid kan slette, bytte ord ud eller flytte rundt på teksten. Husk også, at det er sjældent, man er genial i første hug. Som regel skal man arbejde en tekst igennem nogle gange, før den bliver god. </text:span></text:p>
      <text:p text:style-name="P3"><text:span text:style-name="T5">Ideer til at komme i gang</text:span></text:p>
      <text:list xml:id="list32471162" text:continue-numbering="true" text:style-name="WWNum1">
        <text:list-item>
          <text:p text:style-name="P4"><text:span text:style-name="T5">Start med det, du synes er lettest. Det, du ved mest om, eller det, du synes er mest interessant.</text:span></text:p>
        </text:list-item>
        <text:list-item>
          <text:p text:style-name="P4"><text:span text:style-name="T5">Tag et billede eller en kort video af dit emne. Sæt det ind i din tekst. Det kan give dig </text:span><text:span text:style-name="T6">inspiration</text:span><text:span text:style-name="T5">inspiration til at komme videre.</text:span></text:p>
        </text:list-item>
        <text:list-item>
          <text:p text:style-name="P4"><text:span text:style-name="T5">Del dit arbejde op i mindre dele, så du bedre kan overskue det.</text:span></text:p>
        </text:list-item>
        <text:list-item>
          <text:p text:style-name="P4"><text:span text:style-name="T5">Tag en pause med det, du synes er svært. Hvis det er en lang tekst som fx en ansøgning, en artikel eller rapport, kan du lave noget andet i teksten. Du kan fx lave forsiden, finde et billede eller layoute noget af teksten. I pausen arbejder din hjerne videre, og du kan opdage, at du pludselig får nye ideer.</text:span></text:p>
        </text:list-item>
        <text:list-item>
          <text:p text:style-name="P4"><text:span text:style-name="T5">Googl nogle af de </text:span><text:span text:style-name="T6">begreber</text:span><text:span text:style-name="T5">begreber, du skal skrive om, eller kig i dine fagbøger. Måske kan du få ideer her. (se under fag ord)</text:span></text:p>
        </text:list-item>
      </text:list>
      <text:p text:style-name="P3"><text:span text:style-name="T4">”</text:span></text:p>
      <text:p text:style-name="P3"/>
      <text:p text:style-name="Standard"><text:span text:style-name="T2">Skabeloner : se link <text:s text:c="2"/>”dette skema”</text:span><text:bookmark text:name="_GoBack1"/></text:p>
      <text:p text:style-name="Standard"/>
      <text:p text:style-name="Standard"><text:a xlink:type="simple" xlink:href="https://g1-dansk.praxis.dk/media/1473/n_skrivestrategi.pdf" text:style-name="Internet_20_link" text:visited-style-name="Visited_20_Internet_20_Link">dette skema</text:a> <text:s/>(fra Praxis-online)</text:p>
      <text:p text:style-name="Standard"/>
      <text:p text:style-name="Standard"><text:soft-page-break/></text:p>
      <text:p text:style-name="Standard"><text:a xlink:type="simple" xlink:href="https://g1-dansk.praxis.dk/1711" text:style-name="Internet_20_link" text:visited-style-name="Visited_20_Internet_20_Link"/></text:p>
      <text:p text:style-name="Standard"><text:a xlink:type="simple" xlink:href="https://g1-dansk.praxis.dk/1711" text:style-name="Internet_20_link" text:visited-style-name="Visited_20_Internet_20_Link"/></text:p>
      <text:p text:style-name="Standard"><text:a xlink:type="simple" xlink:href="#Bottom" text:style-name="Internet_20_link" text:visited-style-name="Visited_20_Internet_20_Link"/></text:p>
      <text:p text:style-name="Standard"><text:a xlink:type="simple" xlink:href="#Top" text:style-name="Internet_20_link" text:visited-style-name="Visited_20_Internet_20_Link"/></text:p>
      <text:p text:style-name="Standard"><text:a xlink:type="simple" xlink:href="#Top" text:style-name="Internet_20_link" text:visited-style-name="Visited_20_Internet_20_Lin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Arial"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da" fo:country="DK"/>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000000" style:font-name="Arial"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style:font-name="Arial" fo:font-size="13pt" style:font-size-asian="13pt"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795cm" style:type="center"/>
          <style:tab-stop style:position="17.59cm" style:type="right"/>
        </style:tab-stops>
      </style:paragraph-properties>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fa5050" fo:border-bottom="0.018cm solid #fa5050"/>
      <style:text-properties fo:font-style="italic" style:font-style-asian="italic" style:font-style-complex="italic"/>
    </style:style>
    <style:style style:name="Sidetekst" style:family="paragraph" style:parent-style-name="Standard" style:default-outline-level="" style:list-style-name="">
      <style:paragraph-properties fo:margin-top="0cm" fo:margin-bottom="0.212cm" fo:line-height="100%"/>
      <style:text-properties style:font-name="Verdana" fo:font-size="7pt" style:font-name-asian="Times New Roman" style:font-size-asian="7pt" style:font-name-complex="Times New Roman" style:font-size-complex="10pt"/>
    </style:style>
    <style:style style:name="Title" style:family="paragraph" style:parent-style-name="Standard" style:next-style-name="Subtitle" style:default-outline-level="" style:list-style-name="" style:class="chapter">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Sidehoved_20_Tegn" style:display-name="Sidehoved Tegn" style:family="text" style:parent-style-name="Default_20_Paragraph_20_Font"/>
    <style:style style:name="Sidefod_20_Tegn" style:display-name="Sidefod Tegn" style:family="text" style:parent-style-name="Default_20_Paragraph_20_Font"/>
    <style:style style:name="Overskrift_20_1_20_Tegn" style:display-name="Overskrift 1 Tegn" style:family="text" style:parent-style-name="Default_20_Paragraph_20_Font">
      <style:text-properties fo:color="#000000" style:font-name="Arial" fo:font-size="16pt" style:font-size-asian="16pt" style:font-name-complex="F" style:font-size-complex="16pt"/>
    </style:style>
    <style:style style:name="Overskrift_20_2_20_Tegn" style:display-name="Overskrift 2 Tegn" style:family="text" style:parent-style-name="Default_20_Paragraph_20_Font">
      <style:text-properties style:font-name="Arial" fo:font-size="13pt" style:font-size-asian="13pt" style:font-name-complex="F" style:font-size-complex="13pt"/>
    </style:style>
    <style:style style:name="Intense_20_Emphasis" style:display-name="Intense Emphasis" style:family="text" style:parent-style-name="Default_20_Paragraph_20_Font">
      <style:text-properties fo:color="#00000a" fo:font-style="italic" style:font-style-asian="italic" style:font-style-complex="italic"/>
    </style:style>
    <style:style style:name="Stærkt_20_citat_20_Tegn" style:display-name="Stærkt citat Tegn" style:family="text" style:parent-style-name="Default_20_Paragraph_20_Font">
      <style:text-properties fo:font-style="italic" style:font-style-asian="italic" style:font-style-complex="italic"/>
    </style:style>
    <style:style style:name="Intense_20_Reference" style:display-name="Intense Reference" style:family="text" style:parent-style-name="Default_20_Paragraph_20_Font">
      <style:text-properties fo:font-variant="small-caps" fo:color="#00000a" fo:letter-spacing="0.009cm"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itel_20_Tegn" style:display-name="Titel Tegn" style:family="text" style:parent-style-name="Default_20_Paragraph_20_Font">
      <style:text-properties fo:language="da" fo:country="DK" style:text-underline-style="solid" style:text-underline-width="auto" style:text-underline-color="font-color" fo:font-weight="bold" style:font-weight-asian="bold"/>
    </style:style>
    <style:style style:name="Internet_20_link" style:display-name="Internet link" style:family="text" style:parent-style-name="Default_20_Paragraph_20_Font">
      <style:text-properties fo:color="#5a14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line-height="90%" fo:text-align="center" style:justify-single-word="false"/>
    </style:style>
    <style:style style:name="MP2" style:family="paragraph" style:parent-style-name="Footer">
      <style:paragraph-properties fo:line-height="80%" fo:text-align="center" style:justify-single-word="false"/>
    </style:style>
    <style:style style:name="M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2.251cm" fo:margin-bottom="1.75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draw:frame draw:style-name="Mfr1" text:anchor-type="char" svg:x="15.702cm" svg:y="1.799cm" svg:width="4.299cm" svg:height="1.198cm" draw:z-index="1"><draw:image xlink:href="Pictures/2000001F000052A4000017051612D16B.wmf" xlink:type="simple" xlink:show="embed" xlink:actuate="onLoad"/><draw:contour-polygon svg:width="4.232cm" svg:height="1.165cm" svg:viewBox="0 0 4232 1165" draw:points="2118,0 2,264 2,476 373,847 373,1165 4234,1165 4234,953 3493,847 4234,423 4234,264 2753,0" draw:recreate-on-edit="false"/></draw:frame></text:p>
      </style:header>
      <style:footer>
        <text:p text:style-name="MP1"/>
      </style:footer>
    </style:master-page>
    <style:master-page style:name="First_20_Page" style:display-name="First Page" style:page-layout-name="Mpm2" style:next-style-name="Standard">
      <style:header>
        <text:p text:style-name="Header"><draw:frame draw:style-name="Mfr1" text:anchor-type="char" svg:x="15.702cm" svg:y="1.799cm" svg:width="4.299cm" svg:height="1.198cm" draw:z-index="4"><draw:image xlink:href="Pictures/2000001F000052A4000017051612D16B.wmf" xlink:type="simple" xlink:show="embed" xlink:actuate="onLoad"/><draw:contour-polygon svg:width="4.232cm" svg:height="1.165cm" svg:viewBox="0 0 4232 1165" draw:points="2118,0 2,264 2,476 373,847 373,1165 4234,1165 4234,953 3493,847 4234,423 4234,264 2753,0" draw:recreate-on-edit="false"/></draw:frame></text:p>
      </style:header>
      <style:footer>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 blank</dc:title>
    <meta:initial-creator>Winnie Nørskov - TEC</meta:initial-creator>
    <dc:creator>Kristian Kure</dc:creator>
    <meta:editing-cycles>1</meta:editing-cycles>
    <meta:creation-date>2015-12-04T10:59:00</meta:creation-date>
    <dc:date>2015-12-15T12:31:52.22</dc:date>
    <meta:editing-duration>PT7S</meta:editing-duration>
    <meta:generator>OpenOffice/4.1.1$Win32 OpenOffice.org_project/411m6$Build-9775</meta:generator>
    <meta:document-statistic meta:table-count="0" meta:image-count="2" meta:object-count="0" meta:page-count="3" meta:paragraph-count="27" meta:word-count="489" meta:character-count="2652"/>
    <meta:user-defined meta:name="AppVersion">14.0000</meta:user-defined>
    <meta:user-defined meta:name="Company">T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C_blank" xlink:href=""/>
  </office:meta>
</office:document-meta>
</file>